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2" style:family="paragraph" style:parent-style-name="Text_20_body" style:list-style-name="L1">
      <style:paragraph-properties fo:padding="0.049cm" fo:border="0.06pt solid #d9d9e3"/>
    </style:style>
    <style:style style:name="P3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4" style:family="paragraph" style:parent-style-name="Text_20_body" style:list-style-name="L2">
      <style:paragraph-properties fo:padding="0.049cm" fo:border="0.06pt solid #d9d9e3"/>
    </style:style>
    <style:style style:name="P5" style:family="paragraph" style:parent-style-name="Text_20_body" style:list-style-name="L3">
      <style:paragraph-properties fo:margin-top="0cm" fo:margin-bottom="0cm" style:contextual-spacing="false" fo:padding="0.049cm" fo:border="0.06pt solid #d9d9e3"/>
    </style:style>
    <style:style style:name="P6" style:family="paragraph" style:parent-style-name="Text_20_body" style:list-style-name="L3">
      <style:paragraph-properties fo:padding="0.049cm" fo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05169989" text:style-name="L1">
        <text:list-item>
          <text:p text:style-name="P1">A programming language is a set of instructions and rules for a computer to execute. It allows developers to communicate with the computer and create software programs.</text:p>
        </text:list-item>
        <text:list-item>
          <text:p text:style-name="P1">We need programming languages to give instructions to the computer in a way it can understand. These instructions allow us to create different types of software and applications.</text:p>
        </text:list-item>
        <text:list-item>
          <text:p text:style-name="P2">Features of Java include:</text:p>
        </text:list-item>
      </text:list>
      <text:list text:style-name="L2">
        <text:list-item>
          <text:p text:style-name="P3">Object-oriented programming language</text:p>
        </text:list-item>
        <text:list-item>
          <text:p text:style-name="P3">Platform independent</text:p>
        </text:list-item>
        <text:list-item>
          <text:p text:style-name="P3">Portable</text:p>
        </text:list-item>
        <text:list-item>
          <text:p text:style-name="P3">Multi-threading support</text:p>
        </text:list-item>
        <text:list-item>
          <text:p text:style-name="P3">Automatic memory management</text:p>
        </text:list-item>
        <text:list-item>
          <text:p text:style-name="P4">Robust and secure</text:p>
        </text:list-item>
      </text:list>
      <text:list text:style-name="L3">
        <text:list-item>
          <text:p text:style-name="P5">An object in Java is an instance of a class, which is a blueprint or template for creating objects. Objects have attributes (data) and behaviors (methods) that define its state and functionality.</text:p>
        </text:list-item>
        <text:list-item>
          <text:p text:style-name="P5">A class in Java is a template or blueprint for creating objects. It contains attributes (data) and behaviors (methods) that define the state and functionality of the objects created from the class.</text:p>
        </text:list-item>
        <text:list-item>
          <text:p text:style-name="P6">The main() method in Java is the entry point for a program. It is the first method that is executed when the program runs. It must be declared as public static void and take a string array as an argumen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8T11:26:55.996000000</dc:date>
    <meta:editing-duration>PT2S</meta:editing-duration>
    <meta:editing-cycles>1</meta:editing-cycles>
    <meta:document-statistic meta:table-count="0" meta:image-count="0" meta:object-count="0" meta:page-count="1" meta:paragraph-count="12" meta:word-count="189" meta:character-count="1116" meta:non-whitespace-character-count="951"/>
    <meta:generator>LibreOffice/7.4.3.2$Windows_X86_64 LibreOffice_project/1048a8393ae2eeec98dff31b5c133c5f1d08b890</meta:generator>
  </office:meta>
</office:document-meta>
</file>